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stroke="solid" draw:textarea-horizontal-align="center"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width="0.102cm" svg:stroke-color="#800000" draw:marker-start-width="0.457cm" draw:marker-end="Arrow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02cm" svg:stroke-color="#800000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solid" svg:stroke-width="0.102cm" svg:stroke-color="#000080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>
      <style:text-properties fo:color="#000080" fo:font-weight="bold" style:font-weight-asian="bold" style:font-weight-complex="bold"/>
    </style:style>
    <style:style style:name="T1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8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23.495cm" svg:x="1.635cm" svg:y="2.587cm">
          <text:p/>
          <draw:enhanced-geometry svg:viewBox="0 0 21600 21600" draw:path-stretchpoint-x="10800" draw:path-stretchpoint-y="10800" draw:text-areas="?f3 ?f4 ?f5 ?f6" draw:type="round-rectangle" draw:modifiers="2173.24110005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35cm" svg:y1="6.093cm" svg:x2="19.415cm" svg:y2="6.093cm">
          <text:p/>
        </draw:line>
        <draw:line draw:style-name="gr2" draw:text-style-name="P1" draw:layer="layout" svg:x1="1.635cm" svg:y1="22.603cm" svg:x2="19.415cm" svg:y2="22.603cm">
          <text:p/>
        </draw:line>
        <draw:rect draw:style-name="gr3" draw:text-style-name="P1" draw:layer="layout" svg:width="6.985cm" svg:height="1.27cm" svg:x="2.905cm" svg:y="3.553cm">
          <text:p text:style-name="P1">configurable:</text:p>
        </draw:rect>
        <draw:rect draw:style-name="gr3" draw:text-style-name="P1" draw:layer="layout" svg:width="6.985cm" svg:height="1.27cm" svg:x="11.16cm" svg:y="3.553cm">
          <text:p text:style-name="P1">non-configurable:</text:p>
        </draw:rect>
        <draw:rect draw:style-name="gr3" draw:text-style-name="P1" draw:layer="layout" svg:width="6.985cm" svg:height="1.27cm" svg:x="2.905cm" svg:y="23.873cm">
          <text:p text:style-name="P1">enumerable:</text:p>
        </draw:rect>
        <draw:rect draw:style-name="gr3" draw:text-style-name="P1" draw:layer="layout" svg:width="6.985cm" svg:height="1.27cm" svg:x="11.16cm" svg:y="23.873cm">
          <text:p text:style-name="P1">non-enumerable:</text:p>
        </draw:rect>
        <draw:custom-shape draw:style-name="gr1" draw:text-style-name="P1" draw:layer="layout" svg:width="6.985cm" svg:height="13.97cm" svg:x="2.905cm" svg:y="7.998cm">
          <text:p/>
          <draw:enhanced-geometry svg:viewBox="0 0 21600 21600" draw:path-stretchpoint-x="10800" draw:path-stretchpoint-y="10800" draw:text-areas="?f3 ?f4 ?f5 ?f6" draw:type="round-rectangle" draw:modifiers="2482.79415974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13.97cm" svg:x="11.16cm" svg:y="7.998cm">
          <text:p/>
          <draw:enhanced-geometry svg:viewBox="0 0 21600 21600" draw:path-stretchpoint-x="10800" draw:path-stretchpoint-y="10800" draw:text-areas="?f3 ?f4 ?f5 ?f6" draw:type="round-rectangle" draw:modifiers="2040.65273403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81cm" svg:height="1.27cm" svg:x="3.54cm" svg:y="6.728cm">
          <text:p text:style-name="P1">Accessor</text:p>
        </draw:rect>
        <draw:rect draw:style-name="gr3" draw:text-style-name="P1" draw:layer="layout" svg:width="3.175cm" svg:height="1.27cm" svg:x="11.795cm" svg:y="6.728cm">
          <text:p text:style-name="P1">Data</text:p>
        </draw:rect>
        <draw:line draw:style-name="gr2" draw:text-style-name="P1" draw:layer="layout" svg:x1="2.905cm" svg:y1="14.983cm" svg:x2="9.89cm" svg:y2="14.983cm">
          <text:p/>
        </draw:line>
        <draw:custom-shape draw:style-name="gr4" draw:text-style-name="P1" draw:layer="layout" svg:width="5.715cm" svg:height="4.445cm" svg:x="3.54cm" svg:y="9.903cm">
          <text:p text:style-name="P1">any function</text:p>
          <text:p text:style-name="P1">or undefin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5cm" svg:height="4.445cm" svg:x="3.54cm" svg:y="16.888cm">
          <text:p text:style-name="P1">any function</text:p>
          <text:p text:style-name="P1">or undefin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2.54cm" svg:height="1.27cm" svg:x="4.175cm" svg:y="8.633cm">
          <text:p text:style-name="P1">get:</text:p>
        </draw:rect>
        <draw:rect draw:style-name="gr3" draw:text-style-name="P1" draw:layer="layout" svg:width="2.54cm" svg:height="1.27cm" svg:x="4.175cm" svg:y="15.618cm">
          <text:p text:style-name="P1">set:</text:p>
        </draw:rect>
        <draw:custom-shape draw:style-name="gr1" draw:text-style-name="P1" draw:layer="layout" svg:width="5.715cm" svg:height="4.445cm" svg:x="11.795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715cm" svg:height="4.445cm" svg:x="11.795cm" svg:y="16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81cm" svg:height="1.27cm" svg:x="12.43cm" svg:y="8.633cm">
          <text:p text:style-name="P1">writable:</text:p>
        </draw:rect>
        <draw:rect draw:style-name="gr3" draw:text-style-name="P1" draw:layer="layout" svg:width="3.81cm" svg:height="1.27cm" svg:x="12.43cm" svg:y="15.618cm">
          <text:p text:style-name="P1">non-writable:</text:p>
        </draw:rect>
        <draw:rect draw:style-name="gr3" draw:text-style-name="P1" draw:layer="layout" svg:width="2.223cm" svg:height="1.27cm" svg:x="12.747cm" svg:y="10.538cm">
          <text:p text:style-name="P1">value:</text:p>
        </draw:rect>
        <draw:custom-shape draw:style-name="gr4" draw:text-style-name="P1" draw:layer="layout" svg:width="4.445cm" svg:height="1.905cm" svg:x="12.43cm" svg:y="11.808cm">
          <text:p text:style-name="P1">any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2.223cm" svg:height="1.27cm" svg:x="12.747cm" svg:y="17.523cm">
          <text:p text:style-name="P1">value:</text:p>
        </draw:rect>
        <draw:custom-shape draw:style-name="gr4" draw:text-style-name="P1" draw:layer="layout" svg:width="4.445cm" svg:height="1.905cm" svg:x="12.43cm" svg:y="18.793cm">
          <text:p text:style-name="P1">any 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2.246cm" svg:height="3.809cm" draw:transform="rotate (1.5707963267946) translate (6.715cm 3.553cm)" svg:viewBox="0 0 2247 3810" svg:d="m0 13430c2540 0 2236 1270 2236 2540s-304 1270-1270 1270">
          <text:p/>
        </draw:path>
        <draw:path draw:style-name="gr6" draw:text-style-name="P1" draw:layer="layout" svg:width="2.539cm" svg:height="4.113cm" svg:x="17.51cm" svg:y="11.173cm" svg:viewBox="0 0 2540 4114" svg:d="m0 0c2222-13 2540 304 2540 2209s0 1905-1905 1905">
          <text:p/>
        </draw:path>
        <draw:path draw:style-name="gr7" draw:text-style-name="P1" draw:layer="layout" svg:width="0.952cm" svg:height="1.269cm" draw:transform="rotate (1.5707963267946) translate (15.287cm 11.7950000000041cm)" svg:viewBox="0 0 953 1270" svg:d="m0 30574c953 0 953 0 953 635s0 635-953 635">
          <text:p/>
        </draw:path>
        <draw:frame draw:style-name="gr8" draw:text-style-name="P2" draw:layer="layout" svg:width="4.985cm" svg:height="0.962cm" svg:x="2.335cm" svg:y="1.038cm">
          <draw:text-box>
            <text:p><text:span text:style-name="T1">defineProperty</text:span></text:p>
          </draw:text-box>
        </draw:frame>
        <draw:frame draw:style-name="gr8" draw:text-style-name="P3" draw:layer="layout" svg:width="1.488cm" svg:height="0.962cm" svg:x="15.105cm" svg:y="9.974cm">
          <draw:text-box>
            <text:p><text:span text:style-name="T2">put</text:span></text:p>
          </draw:text-box>
        </draw:frame>
        <draw:frame draw:style-name="gr8" draw:text-style-name="P2" draw:layer="layout" svg:width="4.985cm" svg:height="0.962cm" draw:transform="rotate (-1.57079632679579) translate (20.367cm 6.715cm)">
          <draw:text-box>
            <text:p><text:span text:style-name="T1">defineProper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8T03:06:43</meta:creation-date>
    <dc:date>2010-07-29T20:48:58</dc:date>
    <meta:editing-duration>PT00H05M41S</meta:editing-duration>
    <meta:editing-cycles>3</meta:editing-cycles>
    <meta:generator>OpenOffice.org/3.2$Unix OpenOffice.org_project/320m18$Build-9502</meta:generator>
    <meta:document-statistic meta:object-count="30"/>
  </office:meta>
</office:document-meta>
</file>